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 style:list-style-name="L1">
      <style:text-properties officeooo:rsid="000be2b0" officeooo:paragraph-rsid="000be2b0"/>
    </style:style>
    <style:style style:name="P2" style:family="paragraph" style:parent-style-name="Standard">
      <style:text-properties style:font-name="Liberation Mono" fo:font-weight="bold" officeooo:rsid="000be2b0" officeooo:paragraph-rsid="000be2b0" style:font-weight-asian="bold" style:font-weight-complex="bold"/>
    </style:style>
    <style:style style:name="P3" style:family="paragraph" style:parent-style-name="Standard" style:list-style-name="L1">
      <style:text-properties style:font-name="Liberation Mono" fo:font-weight="normal" officeooo:rsid="000be2b0" officeooo:paragraph-rsid="000be2b0" style:font-weight-asian="normal" style:font-weight-complex="normal"/>
    </style:style>
    <style:style style:name="P4" style:family="paragraph" style:parent-style-name="Standard" style:list-style-name="L1">
      <style:text-properties officeooo:paragraph-rsid="000be2b0"/>
    </style:style>
    <style:style style:name="P5" style:family="paragraph" style:parent-style-name="Text_20_body" style:list-style-name="L1">
      <style:text-properties officeooo:paragraph-rsid="000be2b0"/>
    </style:style>
    <style:style style:name="P6" style:family="paragraph" style:parent-style-name="Text_20_body" style:list-style-name="L1">
      <style:text-properties officeooo:paragraph-rsid="000d01e3"/>
    </style:style>
    <style:style style:name="P7" style:family="paragraph" style:parent-style-name="Text_20_body">
      <style:text-properties fo:color="#c9211e" loext:opacity="100%" officeooo:paragraph-rsid="000be2b0" fo:background-color="transparent"/>
    </style:style>
    <style:style style:name="P8" style:family="paragraph" style:parent-style-name="Text_20_body" style:list-style-name="L1">
      <style:text-properties officeooo:rsid="000d01e3" officeooo:paragraph-rsid="000d01e3"/>
    </style:style>
    <style:style style:name="P9" style:family="paragraph" style:parent-style-name="Text_20_body" style:list-style-name="L1">
      <style:text-properties fo:font-size="9pt" officeooo:rsid="000d01e3" officeooo:paragraph-rsid="000d01e3" style:font-size-asian="7.84999990463257pt" style:font-size-complex="9pt"/>
    </style:style>
    <style:style style:name="P10" style:family="paragraph" style:parent-style-name="Text_20_body" style:list-style-name="L1">
      <style:text-properties fo:font-size="9pt" officeooo:rsid="000e2944" officeooo:paragraph-rsid="000e2944" style:font-size-asian="7.84999990463257pt" style:font-size-complex="9pt"/>
    </style:style>
    <style:style style:name="T1" style:family="text">
      <style:text-properties officeooo:rsid="000be2b0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normal" officeooo:rsid="000be2b0" style:font-weight-asian="normal" style:font-weight-complex="normal"/>
    </style:style>
    <style:style style:name="T4" style:family="text">
      <style:text-properties officeooo:rsid="000d01e3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d01e3" style:font-size-asian="9pt" style:font-size-complex="9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d01e3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 by step guide to install Localstack on windows:</text:p>
      <text:p text:style-name="P2"/>
      <text:list xml:id="list2603103114" text:style-name="L1">
        <text:list-item>
          <text:p text:style-name="P3">docker pull localstack/localstack</text:p>
        </text:list-item>
        <text:list-item>
          <text:p text:style-name="P4"><text:span text:style-name="T3">Go to project do: </text:span><text:span text:style-name="T2">pip install localstack </text:span></text:p>
        </text:list-item>
        <text:list-item>
          <text:p text:style-name="P4"><text:span text:style-name="T1">Verify localstack: </text:span>localstack --version </text:p>
        </text:list-item>
        <text:list-item>
          <text:p text:style-name="P1">Install aws-cli: pip install awscli</text:p>
        </text:list-item>
        <text:list-item>
          <text:p text:style-name="P1">Configure aws cli: aws configure</text:p>
        </text:list-item>
        <text:list-item>
          <text:p text:style-name="P5"><text:span text:style-name="T1">AWS Access Key: </text:span><text:span text:style-name="Source_20_Text"><text:span text:style-name="T1">test</text:span></text:span></text:p>
        </text:list-item>
        <text:list-item>
          <text:p text:style-name="P5">AWS Secret Key: <text:span text:style-name="Source_20_Text">test</text:span></text:p>
        </text:list-item>
        <text:list-item>
          <text:p text:style-name="P6">Region: <text:span text:style-name="Source_20_Text">us-east-1</text:span> </text:p>
        </text:list-item>
        <text:list-item>
          <text:p text:style-name="P6"><text:span text:style-name="T1">Create a docker compose file in the folder where manage.py resides. </text:span><text:span text:style-name="T4">(File in repo, specify the services you need)</text:span></text:p>
        </text:list-item>
        <text:list-item>
          <text:p text:style-name="P6"><text:span text:style-name="T4">Run </text:span>docker-compose up </text:p>
        </text:list-item>
        <text:list-item>
          <text:p text:style-name="P6"><text:span text:style-name="T4">Create a s3 bucket: </text:span></text:p>
          <text:p text:style-name="P6"><text:span text:style-name="T6">aws --endpoint-url=http://localhost:45</text:span><text:span text:style-name="T7">70</text:span><text:span text:style-name="T6"> s3 mb s3://test-bucket</text:span></text:p>
        </text:list-item>
        <text:list-item>
          <text:p text:style-name="P8"><text:span text:style-name="T8">Check if bucket created: </text:span></text:p>
          <text:p text:style-name="P9">aws --endpoint-url=http://localhost:4570 s3 ls </text:p>
        </text:list-item>
        <text:list-item>
          <text:p text:style-name="P10"><text:span text:style-name="T8">If bucket created then installation successful!!!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Mono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Mono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1:28:48.776000000</meta:creation-date>
    <dc:date>2024-11-09T01:50:44.866000000</dc:date>
    <meta:editing-duration>PT21M57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6" meta:word-count="104" meta:character-count="660" meta:non-whitespace-character-count="581"/>
  </office:meta>
</office:document-meta>
</file>